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fo:font-size="12pt"/>
    </style:style>
    <style:style style:name="P2" style:family="paragraph" style:parent-style-name="Standard">
      <style:paragraph-properties fo:line-height="150%" fo:break-before="page"/>
      <style:text-properties style:font-name="Arial" fo:font-size="12pt" officeooo:rsid="0012a231" officeooo:paragraph-rsid="0012a231"/>
    </style:style>
    <style:style style:name="P3" style:family="paragraph" style:parent-style-name="Standard">
      <style:text-properties style:font-name="Arial" fo:font-size="12pt" officeooo:rsid="0014174f" officeooo:paragraph-rsid="0014174f"/>
    </style:style>
    <style:style style:name="P4" style:family="paragraph" style:parent-style-name="Text_20_body" style:list-style-name="L1">
      <style:paragraph-properties fo:margin-top="0cm" fo:margin-bottom="0.247cm" style:contextual-spacing="false" fo:line-height="150%"/>
    </style:style>
    <style:style style:name="P5" style:family="paragraph" style:parent-style-name="Text_20_body" style:list-style-name="L1">
      <style:paragraph-properties fo:margin-top="0cm" fo:margin-bottom="0.247cm" style:contextual-spacing="false" fo:line-height="150%"/>
      <style:text-properties officeooo:rsid="00114b47" officeooo:paragraph-rsid="00114b47"/>
    </style:style>
    <style:style style:name="P6" style:family="paragraph" style:parent-style-name="Text_20_body">
      <style:paragraph-properties fo:line-height="150%"/>
      <style:text-properties style:font-name="Arial" fo:font-size="12pt" officeooo:rsid="0011b072" officeooo:paragraph-rsid="0011b072"/>
    </style:style>
    <style:style style:name="P7" style:family="paragraph" style:parent-style-name="Text_20_body">
      <style:text-properties style:font-name="Arial" fo:font-size="12pt" officeooo:rsid="0012b599" officeooo:paragraph-rsid="0012b599"/>
    </style:style>
    <style:style style:name="P8" style:family="paragraph" style:parent-style-name="Text_20_body" style:list-style-name="L1">
      <style:paragraph-properties fo:margin-top="0cm" fo:margin-bottom="0.247cm" style:contextual-spacing="false" fo:line-height="150%"/>
      <style:text-properties officeooo:rsid="0012a231" officeooo:paragraph-rsid="0012a231"/>
    </style:style>
    <style:style style:name="P9" style:family="paragraph" style:parent-style-name="Text_20_body">
      <style:text-properties officeooo:rsid="0012b599" officeooo:paragraph-rsid="0012b599"/>
    </style:style>
    <style:style style:name="P10" style:family="paragraph" style:parent-style-name="Text_20_body">
      <style:text-properties style:font-name="Arial1" officeooo:paragraph-rsid="0012b599"/>
    </style:style>
    <style:style style:name="P11" style:family="paragraph" style:parent-style-name="Text_20_body">
      <style:text-properties style:font-name="Arial1" officeooo:rsid="0014174f" officeooo:paragraph-rsid="0014174f"/>
    </style:style>
    <style:style style:name="T1" style:family="text">
      <style:text-properties style:font-name="Arial" fo:font-size="12pt"/>
    </style:style>
    <style:style style:name="T2" style:family="text">
      <style:text-properties style:font-name="Arial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66240079" text:style-name="L1">
        <text:list-header>
          <text:p text:style-name="P8"><text:span text:style-name="T1">Ejercicio 1.1</text:span></text:p>
        </text:list-header>
        <text:list-item>
          <text:p text:style-name="P4"><text:span text:style-name="T1">¿Qué tipo de variable es "Color de Ojos"? ¿Es nominal o ordinal?</text:span> </text:p>
          <text:p text:style-name="P5">La variable es cualitativo por que es una cualidad es de tipo nominal ya que no tienen un orden inherente.</text:p>
        </text:list-item>
        <text:list-item>
          <text:p text:style-name="P4"><text:span text:style-name="T1">¿Qué tipo de variable es "Satisfacción"? ¿Es nominal o ordinal?</text:span> </text:p>
          <text:p text:style-name="P5">La variables es cualitativo por que tienen un orden, pero las diferencias entre categorías no son cuantificables por lo tanto entra en tipo ordinal.</text:p>
        </text:list-item>
        <text:list-item>
          <text:p text:style-name="P4"><text:span text:style-name="T1">¿Qué tipo de variable es "Edad"? ¿Es discreta o continua?</text:span> </text:p>
          <text:p text:style-name="P5">La variable edad es de tipo cuantitativo lo cual es <text:s/>discreta ya que solo se puede tomar valores enteros.</text:p>
        </text:list-item>
        <text:list-item>
          <text:p text:style-name="P4"><text:span text:style-name="T1">¿Qué tipo de variable es "Número de Hijos"? ¿Es discreta o continua?</text:span> </text:p>
          <text:p text:style-name="P5">La variable <text:s/>es cuantitativo ya que es de cantidad y es discreta ya que solo se puede tomar valores enteros.</text:p>
        </text:list-item>
        <text:list-item>
          <text:p text:style-name="P4"><text:span text:style-name="T1">¿Qué tipo de variable es "Altura"? ¿Es discreta o continua?</text:span> </text:p>
          <text:p text:style-name="P5">La variable altura es cuantitativo es continua ya que se puede usar con valores que son decimales.</text:p>
        </text:list-item>
      </text:list>
      <text:p text:style-name="Standard"/>
      <text:p text:style-name="P2">Ejercicio 1.2</text:p>
      <text:p text:style-name="P1">¿Qué salida esperas del código anterior? ¿Qué significan las columnas generadas para "¿Azul”, “¿Verde”, y “Marrón”?</text:p>
      <text:p text:style-name="P6">:</text:p>
      <text:p text:style-name="Text_20_body"><text:span text:style-name="T2">La salida esperada del código es un nuevo DataFrame donde la columna "Color de Ojos" ya no aparece como texto, sino que se transforma en varias columnas nuevas mediante la codificación One-Hot. En este caso se generan tres columnas: "Color de Ojos_Azul", "Color de Ojos_Marrón" y "Color de Ojos_Verde". Cada una de estas columnas contiene valores booleanos (True o False), donde únicamente será True la columna que corresponda al color de ojos de cada registro y las demás serán False. Por ejemplo, en el primer registro el color de ojos es Azul, por lo tanto "Color de Ojos_Azul" será True y las otras dos columnas serán False. Esto significa que en cada fila solo habrá un valor True, ya que una persona solo puede tener un color de ojo</text:span>s.</text:p>
      <text:p text:style-name="Text_20_body"/>
      <text:p text:style-name="P9">Ejercicio 1.3</text:p>
      <text:p text:style-name="P7">¿Qué valores obtendrás después de aplicar la normalización a la variable "Altura"?</text:p>
      <text:p text:style-name="P10">Después de aplicar la normalización a la variable "Altura", se obtendrán valores entre 0 y 1. Para lograrlo, primero se identifica el valor mínimo y el valor máximo de la variable; luego se calcula el rango restando máximo menos mínimo. Posteriormente, a cada valor de altura se le resta el mínimo y el resultado se divide entre el rango. Esto permite reducir la escala original de los datos y hacer que todos los valores queden dentro del intervalo [0,1], evitando que esta variable tenga más peso que otras en análisis posteriores.</text:p>
      <text:p text:style-name="P10"/>
      <text:p text:style-name="P11">Ejercicio 1.4</text:p>
      <text:p text:style-name="P3"><text:bookmark text:name="yui_3_18_1_1_1772200652277_512"/>¿Cuáles son las frecuencias de cada categoría de "Satisfacción"?</text:p>
      <text:p text:style-name="P11">Las frecuencias de cada categoría de la variable "Satisfacción" son las siguientes: la categoría "Alta" tiene una frecuencia de 2, la categoría "Baja" también tiene una frecuencia de 2 y la categoría "Media" tiene una frecuencia de 1. Esto indica que los niveles de satisfacción Alta y Baja aparecen con mayor frecuencia en el conjunto de datos, mientras que la categoría Media aparece una sola ve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7T00:25:19.113744046</meta:creation-date>
    <dc:date>2026-02-27T08:35:21.023355368</dc:date>
    <meta:editing-duration>PT6M36S</meta:editing-duration>
    <meta:editing-cycles>3</meta:editing-cycles>
    <meta:generator>LibreOffice/7.3.7.2$Linux_X86_64 LibreOffice_project/30$Build-2</meta:generator>
    <meta:document-statistic meta:table-count="0" meta:image-count="0" meta:object-count="0" meta:page-count="2" meta:paragraph-count="21" meta:word-count="491" meta:character-count="2877" meta:non-whitespace-character-count="2405"/>
  </office:meta>
</office:document-meta>
</file>